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867d" officeooo:paragraph-rsid="000a867d"/>
    </style:style>
    <style:style style:name="P2" style:family="paragraph" style:parent-style-name="Standard">
      <style:text-properties officeooo:rsid="000b5ea7" officeooo:paragraph-rsid="000b5ea7"/>
    </style:style>
    <style:style style:name="P3" style:family="paragraph" style:parent-style-name="Standard">
      <style:text-properties officeooo:rsid="000c612f" officeooo:paragraph-rsid="000c612f"/>
    </style:style>
    <style:style style:name="P4" style:family="paragraph" style:parent-style-name="Standard">
      <style:text-properties officeooo:rsid="000c8dd2" officeooo:paragraph-rsid="000c8dd2"/>
    </style:style>
    <style:style style:name="P5" style:family="paragraph" style:parent-style-name="Standard">
      <style:text-properties officeooo:rsid="000c8dd2" officeooo:paragraph-rsid="000b5ea7"/>
    </style:style>
    <style:style style:name="T1" style:family="text">
      <style:text-properties officeooo:rsid="000b5ea7"/>
    </style:style>
    <style:style style:name="T2" style:family="text">
      <style:text-properties officeooo:rsid="000c61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1">Algo for wish and give site.</text:p>
      <text:p text:style-name="P1"/>
      <text:p text:style-name="P1">1.Signup for wish and give.</text:p>
      <text:p text:style-name="P1">2.Create a class to execute script.</text:p>
      <text:p text:style-name="P1">3.Create driver class to execute signup process.</text:p>
      <text:p text:style-name="P1">4.Create methods to run script.</text:p>
      <text:p text:style-name="P1">5.Now give path of geckodriver for firefox, for this create config.property that will contain info of paths, will create config_reader class that will read path from config.property file <text:span text:style-name="T2">and will load file,</text:span> and methods will be created in <text:span text:style-name="T1">config file.</text:span></text:p>
      <text:p text:style-name="P2">6.Now will use element locators to write scripts.</text:p>
      <text:p text:style-name="P2">7.Once use of element locators is done now will call methods from config_reader class to get data, for this will make object of class config_reader and will call methods in driver class.</text:p>
      <text:p text:style-name="P2">8.Now url will l<text:span text:style-name="T2">oa</text:span>d, now comes to other fields, for this we need to export excel sheet in current script.</text:p>
      <text:p text:style-name="P2">9.Now will make class of excel sheet, will make methods to use excel sheet.</text:p>
      <text:p text:style-name="P2">10.Now will make data provider in driver class, will call methods from excel sheet path of excelsheet will be stored in config.property file, will use config_reader to read path.</text:p>
      <text:p text:style-name="P2">11.Once excel will be imported in driver class, script will get data and it will be exceuted.</text:p>
      <text:p text:style-name="P2">13.Now will use close methos, signup is done..</text:p>
      <text:p text:style-name="P2"/>
      <text:p text:style-name="P2"/>
      <text:p text:style-name="P2"/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22:04:20.433159652</meta:creation-date>
    <dc:date>2018-03-04T22:44:22.866152692</dc:date>
    <meta:editing-duration>PT6M10S</meta:editing-duration>
    <meta:editing-cycles>1</meta:editing-cycles>
    <meta:document-statistic meta:table-count="0" meta:image-count="0" meta:object-count="0" meta:page-count="1" meta:paragraph-count="13" meta:word-count="197" meta:character-count="1151" meta:non-whitespace-character-count="967"/>
    <meta:generator>LibreOffice/5.1.6.2$Linux_X86_64 LibreOffice_project/10m0$Build-2</meta:generator>
  </office:meta>
</office:document-meta>
</file>